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mononoki" svg:font-family="mononoki" style:font-family-generic="modern" style:font-pitch="fixed"/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679267" draw:marker-start-width="0.321cm" draw:marker-end-width="0.321cm" draw:fill="solid" draw:fill-color="#dee6ef" draw:textarea-horizontal-align="left" draw:auto-grow-height="true" draw:auto-grow-width="false" fo:min-height="0cm" fo:min-width="0cm" fo:padding-top="0.165cm" fo:padding-bottom="0.165cm" fo:padding-left="0.29cm" fo:padding-right="0.29cm" draw:shadow="hidden"/>
      <style:paragraph-properties style:writing-mode="lr-tb"/>
    </style:style>
    <style:style style:name="gr2" style:family="graphic" style:parent-style-name="standard">
      <style:graphic-properties draw:stroke="solid" svg:stroke-width="0.081cm" svg:stroke-color="#679267" draw:marker-start-width="0.321cm" draw:marker-end-width="0.321cm" draw:fill="solid" draw:fill-color="#ffd8ce" draw:textarea-horizontal-align="left" draw:auto-grow-height="true" draw:auto-grow-width="true" fo:min-height="0cm" fo:min-width="0cm" fo:padding-top="0.165cm" fo:padding-bottom="0.165cm" fo:padding-left="0.29cm" fo:padding-right="0.29cm" draw:shadow="hidden"/>
      <style:paragraph-properties style:writing-mode="lr-tb"/>
    </style:style>
    <style:style style:name="gr3" style:family="graphic" style:parent-style-name="standard">
      <style:graphic-properties draw:stroke="solid" svg:stroke-width="0.081cm" svg:stroke-color="#679267" draw:marker-start-width="0.321cm" draw:marker-end-width="0.321cm" draw:fill="solid" draw:fill-color="#dee6ef" draw:textarea-horizontal-align="left" draw:auto-grow-height="true" draw:auto-grow-width="true" fo:min-height="0cm" fo:min-width="0cm" fo:padding-top="0.165cm" fo:padding-bottom="0.165cm" fo:padding-left="0.29cm" fo:padding-right="0.29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6" style:family="graphic" style:parent-style-name="standard">
      <style:graphic-properties draw:stroke="solid" svg:stroke-width="0.106cm" svg:stroke-color="#679267" draw:marker-start-width="0.359cm" draw:marker-end-width="0.359cm" draw:fill="solid" draw:fill-color="#dee6e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solid" svg:stroke-width="0.106cm" svg:stroke-color="#679267" draw:marker-start-width="0.359cm" draw:marker-end-width="0.359cm" draw:fill="solid" draw:fill-color="#dee6ef" draw:textarea-horizontal-align="left" draw:auto-grow-height="true" draw:auto-grow-width="false" fo:min-height="0.425cm" fo:min-width="0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solid" svg:stroke-width="0.106cm" svg:stroke-color="#679267" draw:marker-start-width="0.359cm" draw:marker-end-width="0.359cm" draw:fill="solid" draw:fill-color="#ffd8ce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P1" style:family="paragraph">
      <style:paragraph-properties fo:text-align="center"/>
      <style:text-properties style:font-name="Calibri" fo:font-size="12pt" style:font-size-asian="12pt" style:font-size-complex="12pt"/>
    </style:style>
    <style:style style:name="P2" style:family="paragraph">
      <loext:graphic-properties draw:fill="solid" draw:fill-color="#dee6ef"/>
      <style:paragraph-properties fo:text-align="center"/>
      <style:text-properties style:font-name="Calibri" fo:font-size="12pt" style:font-size-asian="12pt" style:font-size-complex="12pt"/>
    </style:style>
    <style:style style:name="P3" style:family="paragraph">
      <loext:graphic-properties draw:fill="solid" draw:fill-color="#ffd8ce"/>
      <style:paragraph-properties fo:text-align="center"/>
      <style:text-properties style:font-name="Calibri" fo:font-size="12pt" style:font-size-asian="12pt" style:font-size-complex="12pt"/>
    </style:style>
    <style:style style:name="P4" style:family="paragraph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" style:family="paragraph">
      <loext:graphic-properties draw:fill="none" draw:fill-color="#ffffff"/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paragraph-properties fo:text-align="center"/>
      <style:text-properties style:font-name="Calibri" fo:font-size="10pt" fo:font-style="italic" style:font-size-asian="10pt" style:font-style-asian="italic" style:font-size-complex="10pt" style:font-style-complex="italic"/>
    </style:style>
    <style:style style:name="P8" style:family="paragraph">
      <style:text-properties style:font-name="Calibri" fo:font-size="12pt"/>
    </style:style>
    <style:style style:name="P9" style:family="paragraph">
      <loext:graphic-properties draw:fill="solid" draw:fill-color="#dee6ef"/>
      <style:text-properties style:font-name="Calibri" fo:font-size="12pt"/>
    </style:style>
    <style:style style:name="P10" style:family="paragraph">
      <style:text-properties style:font-name="Calibri" fo:font-size="12pt" style:font-size-asian="12pt" style:font-size-complex="12pt"/>
    </style:style>
    <style:style style:name="P11" style:family="paragraph">
      <loext:graphic-properties draw:fill="solid" draw:fill-color="#dee6ef"/>
      <style:text-properties style:font-name="Calibri" fo:font-size="12pt" style:font-size-asian="12pt" style:font-size-complex="12pt"/>
    </style:style>
    <style:style style:name="P12" style:family="paragraph">
      <loext:graphic-properties draw:fill="solid" draw:fill-color="#ffd8ce"/>
      <style:text-properties style:font-name="Calibri" fo:font-size="12pt" style:font-size-asian="12pt" style:font-size-complex="12pt"/>
    </style:style>
    <style:style style:name="P13" style:family="paragraph">
      <loext:graphic-properties draw:fill="solid" draw:fill-color="#ffd8ce"/>
      <style:text-properties style:font-name="Calibri" fo:font-size="12pt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style:font-name="Calibri" fo:font-size="12pt" fo:language="en" fo:country="US" style:font-size-asian="12pt" style:font-size-complex="12pt"/>
    </style:style>
    <style:style style:name="T4" style:family="text">
      <style:text-properties style:font-name="Calibri" fo:font-size="12pt" fo:language="fr" fo:country="FR" style:font-size-asian="12pt" style:font-size-complex="12pt"/>
    </style:style>
    <style:style style:name="T5" style:family="text">
      <style:text-properties style:font-name="Calibri" fo:font-size="10pt" fo:language="en" fo:country="US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3.829cm" svg:height="0.755cm" svg:x="8.586cm" svg:y="2.495cm">
          <draw:text-box>
            <text:p text:style-name="P1"><text:span text:style-name="T1">Passing Arguments</text:span></text:p>
          </draw:text-box>
        </draw:frame>
        <draw:frame draw:style-name="gr2" draw:text-style-name="P3" draw:layer="layout" svg:width="4.434cm" svg:height="0.755cm" svg:x="8.283cm" svg:y="1.15cm">
          <draw:text-box>
            <text:p text:style-name="P1"><text:span text:style-name="T1">Import GGEMS Library</text:span></text:p>
          </draw:text-box>
        </draw:frame>
        <draw:frame draw:style-name="gr3" draw:text-style-name="P2" draw:layer="layout" svg:width="3.596cm" svg:height="0.755cm" svg:x="8.702cm" svg:y="3.8cm">
          <draw:text-box>
            <text:p text:style-name="P1"><text:span text:style-name="T1">GGEMS Verbosity</text:span></text:p>
          </draw:text-box>
        </draw:frame>
        <draw:frame draw:style-name="gr4" draw:text-style-name="P5" draw:layer="layout" svg:width="5.066cm" svg:height="0.602cm" svg:x="7.967cm" svg:y="4.598cm">
          <draw:text-box>
            <text:p text:style-name="P4"><text:span text:style-name="T2">By default, level of verbosity is 0</text:span></text:p>
          </draw:text-box>
        </draw:frame>
        <draw:frame draw:style-name="gr2" draw:text-style-name="P3" draw:layer="layout" svg:width="5.306cm" svg:height="0.755cm" svg:x="7.847cm" svg:y="5.351cm">
          <draw:text-box>
            <text:p text:style-name="P1"><text:span text:style-name="T3">Selecting an OpenCL device</text:span></text:p>
          </draw:text-box>
        </draw:frame>
        <draw:frame draw:style-name="gr2" draw:text-style-name="P3" draw:layer="layout" svg:width="3.647cm" svg:height="0.755cm" svg:x="8.677cm" svg:y="6.652cm">
          <draw:text-box>
            <text:p text:style-name="P1"><text:span text:style-name="T1">Loading Materials</text:span></text:p>
          </draw:text-box>
        </draw:frame>
        <draw:frame draw:style-name="gr1" draw:text-style-name="P2" draw:layer="layout" svg:width="3.7cm" svg:height="0.755cm" svg:x="8.65cm" svg:y="7.896cm">
          <draw:text-box>
            <text:p text:style-name="P1"><text:span text:style-name="T3">Creating</text:span><text:span text:style-name="T4"> </text:span><text:span text:style-name="T3">Phantom</text:span></text:p>
          </draw:text-box>
        </draw:frame>
        <draw:frame draw:style-name="gr5" draw:text-style-name="P7" draw:layer="layout" svg:width="7.992cm" svg:height="1.304cm" svg:x="6.504cm" svg:y="8.7cm">
          <draw:text-box>
            <text:p text:style-name="P6"><text:span text:style-name="T5">In GGEMS, only voxelized phantoms are available. In future releases, new phantom types could be Implemented, as meshed phantoms.</text:span></text:p>
          </draw:text-box>
        </draw:frame>
        <draw:frame draw:style-name="gr6" draw:text-style-name="P9" draw:layer="layout" svg:width="1.725cm" svg:height="0.675cm" svg:x="9.638cm" svg:y="13.3cm">
          <draw:text-box>
            <text:p text:style-name="P8">System</text:p>
          </draw:text-box>
        </draw:frame>
        <draw:frame draw:style-name="gr7" draw:text-style-name="P11" draw:layer="layout" svg:width="2.382cm" svg:height="0.781cm" svg:x="9.309cm" svg:y="10.25cm">
          <draw:text-box>
            <text:p text:style-name="P10"><text:span text:style-name="T1">Dosimetry</text:span></text:p>
          </draw:text-box>
        </draw:frame>
        <draw:frame draw:style-name="gr5" draw:text-style-name="P7" draw:layer="layout" svg:width="7.992cm" svg:height="2.006cm" svg:x="6.504cm" svg:y="11.1cm">
          <draw:text-box>
            <text:p text:style-name="P6"><text:span text:style-name="T5">Dosimetry (computing dose, energy deposit, photon tracking) is associated to a phantom, so this has to be created after phantom. For imagery application, dosimetry is optional, unless the dose within the phantom is needed.</text:span></text:p>
          </draw:text-box>
        </draw:frame>
        <draw:frame draw:style-name="gr8" draw:text-style-name="P12" draw:layer="layout" svg:width="3.279cm" svg:height="0.675cm" svg:x="15cm" svg:y="1.15cm">
          <draw:text-box>
            <text:p text:style-name="P10">Mandatory Step</text:p>
          </draw:text-box>
        </draw:frame>
        <draw:frame draw:style-name="gr6" draw:text-style-name="P11" draw:layer="layout" svg:width="2.852cm" svg:height="0.675cm" svg:x="15.029cm" svg:y="2.075cm">
          <draw:text-box>
            <text:p text:style-name="P10">Optional Step</text:p>
          </draw:text-box>
        </draw:frame>
        <draw:frame draw:style-name="gr8" draw:text-style-name="P12" draw:layer="layout" svg:width="1.73cm" svg:height="0.675cm" svg:x="9.635cm" svg:y="15.225cm">
          <draw:text-box>
            <text:p text:style-name="P10">Physics</text:p>
          </draw:text-box>
        </draw:frame>
        <draw:frame draw:style-name="gr5" draw:text-style-name="P7" draw:layer="layout" svg:width="5.25cm" svg:height="1cm" svg:x="7.875cm" svg:y="14.1cm">
          <draw:text-box>
            <text:p text:style-name="P6"><text:span text:style-name="T5">In the current GGEMS version, CT and CBCT systems are available. </text:span></text:p>
          </draw:text-box>
        </draw:frame>
        <draw:frame draw:style-name="gr6" draw:text-style-name="P9" draw:layer="layout" svg:width="1.256cm" svg:height="0.675cm" svg:x="9.872cm" svg:y="17.325cm">
          <draw:text-box>
            <text:p text:style-name="P8">Cuts</text:p>
          </draw:text-box>
        </draw:frame>
        <draw:frame draw:style-name="gr5" draw:text-style-name="P7" draw:layer="layout" svg:width="6.5cm" svg:height="1.304cm" svg:x="7.25cm" svg:y="18.05cm">
          <draw:text-box>
            <text:p text:style-name="P6"><text:span text:style-name="T5">Cut is defined in distance for photon and associated to a phantom. By default cut is 1 mm </text:span></text:p>
          </draw:text-box>
        </draw:frame>
        <draw:frame draw:style-name="gr5" draw:text-style-name="P7" draw:layer="layout" svg:width="6.5cm" svg:height="1.304cm" svg:x="7.25cm" svg:y="15.95cm">
          <draw:text-box>
            <text:p text:style-name="P6"><text:span text:style-name="T5">Activating physical processes for photon: Compton and/or Photoelectric and/or Rayleigh</text:span></text:p>
          </draw:text-box>
        </draw:frame>
        <draw:frame draw:style-name="gr8" draw:text-style-name="P12" draw:layer="layout" svg:width="1.675cm" svg:height="0.675cm" svg:x="9.663cm" svg:y="19.426cm">
          <draw:text-box>
            <text:p text:style-name="P10">Source</text:p>
          </draw:text-box>
        </draw:frame>
        <draw:frame draw:style-name="gr8" draw:text-style-name="P13" draw:layer="layout" svg:width="1.797cm" svg:height="0.675cm" svg:x="9.602cm" svg:y="21.75cm">
          <draw:text-box>
            <text:p text:style-name="P8">GGEMS</text:p>
          </draw:text-box>
        </draw:frame>
        <draw:frame draw:style-name="gr9" draw:text-style-name="P7" draw:layer="layout" svg:width="7.25cm" svg:height="1.304cm" svg:x="6.875cm" svg:y="20.35cm">
          <draw:text-box>
            <text:p text:style-name="P6"><text:span text:style-name="T5">For moment only Cone-beam X-ray source is defined. This source is very generic and can be used as a point source, linear source ..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mononoki" svg:font-family="mononoki" style:font-family-generic="modern" style:font-pitch="fixed"/>
    <style:font-face style:name="MV Boli" svg:font-family="'MV Bol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6T14:19:24.491000000</meta:creation-date>
    <dc:date>2021-02-16T16:11:00.972000000</dc:date>
    <meta:editing-duration>PT1H20M45S</meta:editing-duration>
    <meta:editing-cycles>18</meta:editing-cycles>
    <meta:generator>LibreOffice/7.0.3.1$Windows_X86_64 LibreOffice_project/d7547858d014d4cf69878db179d326fc3483e082</meta:generator>
    <meta:document-statistic meta:object-count="21"/>
  </office:meta>
</office:document-meta>
</file>